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rsid="013d4795" officeooo:paragraph-rsid="01e25ce3"/>
    </style:style>
    <style:style style:name="P4" style:family="paragraph" style:parent-style-name="FILET_5f_POINTILLES">
      <style:text-properties officeooo:rsid="013d4795" officeooo:paragraph-rsid="01ea8548"/>
    </style:style>
    <style:style style:name="P5" style:family="paragraph" style:parent-style-name="FILET_5f_POINTILLES">
      <style:text-properties officeooo:paragraph-rsid="01e25ce3"/>
    </style:style>
    <style:style style:name="P6" style:family="paragraph" style:parent-style-name="FILET_5f_POINTILLES">
      <style:text-properties officeooo:paragraph-rsid="01ea8548"/>
    </style:style>
    <style:style style:name="P7" style:family="paragraph" style:parent-style-name="FILET_5f_POINTILLES">
      <style:text-properties fo:color="#b3b3b3" loext:opacity="100%" officeooo:rsid="013d4795" officeooo:paragraph-rsid="01ea8548"/>
    </style:style>
    <style:style style:name="P8" style:family="paragraph" style:parent-style-name="FILET_5f_POINTILLES">
      <style:text-properties fo:color="#b3b3b3" loext:opacity="100%" officeooo:rsid="013d4795" officeooo:paragraph-rsid="01ebfff7"/>
    </style:style>
    <style:style style:name="P9" style:family="paragraph" style:parent-style-name="FILET_5f_POINTILLES">
      <style:text-properties officeooo:paragraph-rsid="01fb0c8d"/>
    </style:style>
    <style:style style:name="P10" style:family="paragraph" style:parent-style-name="FILET_5f_POINTILLES">
      <style:paragraph-properties fo:margin-top="0cm" fo:margin-bottom="0cm" style:contextual-spacing="false"/>
      <style:text-properties officeooo:paragraph-rsid="01fb0c8d"/>
    </style:style>
    <style:style style:name="P11" style:family="paragraph" style:parent-style-name="FILET_5f_POINTILLES">
      <style:text-properties officeooo:paragraph-rsid="0204c7a4"/>
    </style:style>
    <style:style style:name="P12" style:family="paragraph" style:parent-style-name="FILET_5f_POINTILLES" style:list-style-name="L1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ea8548"/>
    </style:style>
    <style:style style:name="P13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ea8548"/>
    </style:style>
    <style:style style:name="P14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9c5e80"/>
    </style:style>
    <style:style style:name="P15" style:family="paragraph" style:parent-style-name="_5f_Footer_20_page_20_paire_20__28_G_29_"/>
    <style:style style:name="P16" style:family="paragraph" style:parent-style-name="_5f_Footer_20_page_20_paire_20__28_G_29_">
      <style:text-properties officeooo:paragraph-rsid="02cdb06c"/>
    </style:style>
    <style:style style:name="P1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9" style:family="paragraph" style:parent-style-name="_5f_Titre_20_d_27_exercices_20_livret_20_sans_20_titre_20_avec_20_num_20_exo" style:list-style-name="_5f_Numérotation_20_des_20_exercices_20_livrets"/>
    <style:style style:name="P20" style:family="paragraph" style:parent-style-name="_5f_Titre_20_d_27_exercices_20_livret_20_sans_20_titre_20_avec_20_num_20_exo" style:master-page-name="_5f_Fiche_20_éditeur_20_page_20_impaire_20__28_D_29_">
      <style:paragraph-properties style:page-number="auto"/>
      <style:text-properties officeooo:paragraph-rsid="0204c7a4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2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-color="#2a6099"/>
      <style:paragraph-properties fo:text-align="center"/>
    </style:style>
    <style:style style:name="P29" style:family="paragraph">
      <loext:graphic-properties draw:fill="solid" draw:fill-color="#7fb241"/>
    </style:style>
    <style:style style:name="P30" style:family="paragraph">
      <loext:graphic-properties draw:fill="solid" draw:fill-color="#ecf19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fb241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de9ad5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00%" fo:text-indent="0cm" style:writing-mode="lr-tb"/>
      <style:text-properties fo:font-size="10pt" fo:font-style="normal" style:font-size-asian="10pt" style:font-style-asian="normal" style:font-size-complex="10pt" style:font-style-complex="normal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fed03"/>
    </style:style>
    <style:style style:name="T2" style:family="text">
      <style:text-properties officeooo:rsid="011055fb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13eb863"/>
    </style:style>
    <style:style style:name="T5" style:family="text">
      <style:text-properties style:use-window-font-color="true" loext:opacity="0%" officeooo:rsid="014017e0"/>
    </style:style>
    <style:style style:name="T6" style:family="text">
      <style:text-properties style:use-window-font-color="true" loext:opacity="0%" officeooo:rsid="013d4795"/>
    </style:style>
    <style:style style:name="T7" style:family="text">
      <style:text-properties style:use-window-font-color="true" loext:opacity="0%" officeooo:rsid="01705ddd"/>
    </style:style>
    <style:style style:name="T8" style:family="text">
      <style:text-properties style:use-window-font-color="true" loext:opacity="0%" style:font-size-asian="10pt" style:font-size-complex="10pt"/>
    </style:style>
    <style:style style:name="T9" style:family="text">
      <style:text-properties style:use-window-font-color="true" loext:opacity="0%" officeooo:rsid="01705ddd" style:font-size-asian="10pt" style:font-size-complex="10pt"/>
    </style:style>
    <style:style style:name="T10" style:family="text">
      <style:text-properties style:use-window-font-color="true" loext:opacity="0%" officeooo:rsid="013d4795" style:font-size-asian="10pt" style:font-size-complex="10pt"/>
    </style:style>
    <style:style style:name="T11" style:family="text">
      <style:text-properties style:use-window-font-color="true" loext:opacity="0%" officeooo:rsid="01ed8276"/>
    </style:style>
    <style:style style:name="T12" style:family="text">
      <style:text-properties style:use-window-font-color="true" loext:opacity="0%" style:font-name="Bitstream Vera Sans1" fo:font-size="10pt" fo:font-style="normal" officeooo:rsid="01ed8276"/>
    </style:style>
    <style:style style:name="T13" style:family="text">
      <style:text-properties style:use-window-font-color="true" loext:opacity="0%" style:font-name="Bitstream Vera Sans1" fo:font-size="10pt" fo:font-style="normal" officeooo:rsid="01f14f7b"/>
    </style:style>
    <style:style style:name="T14" style:family="text">
      <style:text-properties style:font-name="Bitstream Vera Sans4" style:font-name-complex="Arial2"/>
    </style:style>
    <style:style style:name="T15" style:family="text">
      <style:text-properties fo:color="#b3b3b3" loext:opacity="100%" officeooo:rsid="013d4795"/>
    </style:style>
    <style:style style:name="T16" style:family="text">
      <style:text-properties style:font-name-complex="Arial2"/>
    </style:style>
    <style:style style:name="T17" style:family="text">
      <style:text-properties officeooo:rsid="01705ddd" style:font-name-complex="Arial2"/>
    </style:style>
    <style:style style:name="T18" style:family="text">
      <style:text-properties officeooo:rsid="013a0db6" style:font-name-complex="Arial2"/>
    </style:style>
    <style:style style:name="T19" style:family="text">
      <style:text-properties officeooo:rsid="01993e39"/>
    </style:style>
    <style:style style:name="T20" style:family="text">
      <style:text-properties style:font-size-asian="10pt" style:font-size-complex="1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MS Gothic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4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cm" fo:min-width="1.06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cm" svg:stroke-color="#9d0f89" draw:marker-start="" draw:marker-start-width="0.245cm" draw:marker-start-center="false" draw:marker-end="" draw:marker-end-width="0.245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2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2cm" fo:min-width="0.21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2cm" fo:min-width="0.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2cm" fo:min-width="0.1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svg:stroke-width="0.03cm" svg:stroke-color="#9d0f89" draw:marker-start="" draw:marker-start-width="0.245cm" draw:marker-start-center="false" draw:marker-end="" draw:marker-end-width="0.245cm" draw:marker-end-center="false" draw:fill="none" draw:fill-color="#ffffff" draw:textarea-vertical-align="middle" draw:auto-grow-width="true" fo:min-height="0.362cm" fo:min-width="1.06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3cm" svg:stroke-color="#1ca2b8" draw:marker-start="" draw:marker-start-width="0.363cm" draw:marker-start-center="false" draw:marker-end="" draw:marker-end-width="0.36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3cm" svg:stroke-color="#1ca2b8" draw:marker-start="" draw:marker-start-width="0.347cm" draw:marker-start-center="false" draw:marker-end="" draw:marker-end-width="0.347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319cm" fo:min-width="0.19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319cm" fo:min-width="0.19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319cm" fo:min-width="0.1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319cm" fo:min-width="0.16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solid" svg:stroke-width="0.03cm" svg:stroke-color="#1ca2b8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.03cm" svg:stroke-color="#1ca2b8" draw:marker-start="" draw:marker-start-width="0.229cm" draw:marker-start-center="false" draw:marker-end="" draw:marker-end-width="0.229cm" draw:marker-end-center="false" draw:fill="solid" draw:fill-color="#ffffff" draw:textarea-horizontal-align="justify" draw:textarea-vertical-align="middle" draw:auto-grow-width="true" fo:min-height="0.319cm" fo:min-width="0.9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24" style:family="graphic">
      <style:graphic-properties draw:stroke="solid" draw:stroke-dash="Dash_20_1089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_20_1090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_20_1091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1092" svg:stroke-width="0.019cm" svg:stroke-color="#000000" draw:marker-start="" draw:marker-start-width="0.199cm" draw:marker-start-center="false" draw:marker-end="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8" style:family="graphic">
      <style:graphic-properties draw:stroke="none" draw:stroke-dash="Dash_20_1093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9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draw:stroke-dash="Dash_20_1094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7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draw:stroke-dash="Dash_20_1095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3cm" fo:min-width="0.9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solid" draw:stroke-dash="Dash_20_109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_20_109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_20_109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8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_20_109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_20_110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draw:stroke-dash="Dash_20_110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fb241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8" style:family="graphic">
      <style:graphic-properties draw:stroke="solid" draw:stroke-dash="Dash_20_1072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_20_1073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solid" draw:stroke-dash="Dash_20_1074" svg:stroke-width="0.019cm" svg:stroke-color="#000000" draw:marker-start="" draw:marker-start-width="0.321cm" draw:marker-start-center="false" draw:marker-end="" draw:marker-end-width="0.32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solid" draw:stroke-dash="Dash_20_107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_20_1076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none" draw:stroke-dash="Dash_20_107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draw:stroke-dash="Dash_20_107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8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draw:stroke-dash="Dash_20_1080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stroke-dash="Dash_20_1081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08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_20_1084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_20_1085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none" draw:stroke-dash="Dash_20_1086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32cm" fo:min-width="0.89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solid" draw:stroke-dash="Dash_20_1087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_20_1088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_20_1074" svg:stroke-width="0.019cm" svg:stroke-color="#000000" draw:marker-start="Arrow_20_concave" draw:marker-start-width="0.15cm" draw:marker-start-center="false" draw:marker-end="Arrow_20_concave" draw:marker-end-width="0.1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none" draw:stroke-dash="Dash_20_1082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199cm" draw:marker-start-center="false" draw:marker-end="" draw:marker-end-width="0.199cm" draw:marker-end-center="false" draw:fill="solid" draw:fill-color="#de9ad5" draw:opacity="10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draw:shadow-opacity="100%" style:run-through="foreground"/>
    </style:style>
    <style:style style:name="gr56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6cm" fo:min-width="0.2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0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dash" draw:stroke-dash="Ultrafine_20_Dashe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3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977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draw:stroke-dash="Dash_20_1104" svg:stroke-width="0.019cm" svg:stroke-color="#000000" draw:marker-start="" draw:marker-start-width="0.36cm" draw:marker-start-center="false" draw:marker-end="" draw:marker-end-width="0.36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true" draw:fit-to-size="false" style:shrink-to-fit="false" draw:fit-to-contour="false" fo:max-height="0cm" fo:max-width="0cm" fo:min-height="0.332cm" fo:min-width="0.70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svg:stroke-color="#000000" draw:marker-end="Arrowheads_20_2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color="#000000" draw:marker-end="Arrowheads_20_1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3cm" svg:stroke-color="#ff00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5" style:family="graphic">
      <style:graphic-properties draw:stroke="solid" svg:stroke-width="0.03cm" svg:stroke-color="#00cccc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201cm" fo:min-width="0.59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47cm" fo:min-width="1.22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637cm" fo:min-width="0.9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solid" svg:stroke-width="0.03cm" svg:stroke-color="#00cccc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.03cm" svg:stroke-color="#ff0066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draw:auto-grow-height="false" fo:min-height="0.152cm" fo:min-width="0.485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86cm" fo:min-width="0.6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84cm" fo:min-width="0.6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draw:stroke="solid" svg:stroke-width="0.03cm" svg:stroke-color="#ff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2" style:family="graphic">
      <style:graphic-properties draw:stroke="dash" draw:stroke-dash="Long_20_Dot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4" style:family="graphic">
      <style:graphic-properties draw:stroke="dash" draw:stroke-dash="Dashed_20__28_var_29_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5" draw:name="Shape2_0" draw:style-name="gr19" draw:text-style-name="P27" svg:width="3.857cm" svg:height="0.805cm" draw:transform="rotate (0.0872664625997165) translate (0.467430555555556cm 1.34055555555556cm)">
        <draw:text-box>
          <text:p text:style-name="P26"><text:span text:style-name="T23">Sér</text:span><text:span text:style-name="T23">ie 4</text:span></text:p>
        </draw:text-box>
      </draw:frame>
      <draw:line text:anchor-type="page" text:anchor-page-number="1" draw:z-index="14" draw:name="Shape3_0" draw:style-name="gr20" draw:text-style-name="P28" svg:x1="12.529cm" svg:y1="1.219cm" svg:x2="21.994cm" svg:y2="1.145cm">
        <text:p/>
      </draw:line>
      <draw:path text:anchor-type="page" text:anchor-page-number="1" draw:z-index="13" draw:name="Shape1_0" draw:style-name="gr21" draw:text-style-name="P29" svg:width="4.329cm" svg:height="2.24cm" svg:x="0cm" svg:y="0.001cm" svg:viewBox="0 0 4330 2241" svg:d="M0 2241l3984-288c209-15 363-168 345-342l-170-1611h-4159z">
        <text:p/>
      </draw:path>
      <text:list xml:id="list2595278845" text:style-name="_5f_Numérotation_20_des_20_exercices_20_livrets">
        <text:list-item>
          <text:h text:style-name="P20" text:outline-level="1"><draw:g text:anchor-type="paragraph" draw:z-index="16" draw:name="Shape72_0" draw:style-name="gr10"><draw:path draw:style-name="gr11" draw:text-style-name="P24" svg:width="1.654cm" svg:height="1.665cm" svg:x="3.927cm" svg:y="2.453cm" svg:viewBox="0 0 1655 1666" svg:d="M343 4c-56 316-210 674-210 674 0 0-69 525-68 457 0-68-24 188-63 178-40-11 705 184 705 184l609 169 151-707 147-436 41-185-510-158-504-82-313-98z"><text:p/></draw:path><draw:path draw:style-name="gr12" draw:text-style-name="P24" svg:width="0.142cm" svg:height="0.2cm" svg:x="3.99cm" svg:y="3.606cm" svg:viewBox="0 0 143 201" svg:d="M0 0c104 27 143 37 143 37l-37 109-15 55"><text:p/></draw:path><draw:path draw:style-name="gr12" draw:text-style-name="P24" svg:width="0.18cm" svg:height="0.145cm" svg:x="4.245cm" svg:y="2.512cm" svg:viewBox="0 0 181 146" svg:d="M0 105c159 42 151 41 151 41l30-146"><text:p/></draw:path><draw:path draw:style-name="gr12" draw:text-style-name="P24" svg:width="0.18cm" svg:height="0.154cm" svg:x="5.092cm" svg:y="3.924cm" svg:viewBox="0 0 181 155" svg:d="M0 155c11-74 24-155 24-155l87 23 70 27"><text:p/></draw:path><draw:path draw:style-name="gr12" draw:text-style-name="P24" svg:width="0.19cm" svg:height="0.234cm" svg:x="5.344cm" svg:y="2.732cm" svg:viewBox="0 0 191 235" svg:d="M47 0c-21 113-49 191-47 182 2-8 139 53 139 53l52-3"><text:p/></draw:path><draw:frame draw:style-name="gr13" draw:text-style-name="P25" svg:width="0.249cm" svg:height="0.414cm" svg:x="4.085cm" svg:y="2.053cm"><draw:text-box><text:p text:style-name="P21"><text:span text:style-name="T22">R</text:span></text:p></draw:text-box></draw:frame><draw:frame draw:style-name="gr14" draw:text-style-name="P25" svg:width="0.246cm" svg:height="0.414cm" svg:x="5.611cm" svg:y="2.475cm"><draw:text-box><text:p text:style-name="P21"><text:span text:style-name="T22">A</text:span></text:p></draw:text-box></draw:frame><draw:frame draw:style-name="gr15" draw:text-style-name="P25" svg:width="0.219cm" svg:height="0.414cm" svg:x="5.212cm" svg:y="4.087cm"><draw:text-box><text:p text:style-name="P21"><text:span text:style-name="T22">T</text:span></text:p></draw:text-box></draw:frame><draw:frame draw:style-name="gr16" draw:text-style-name="P25" svg:width="0.218cm" svg:height="0.414cm" svg:x="3.69cm" svg:y="3.685cm"><draw:text-box><text:p text:style-name="P21"><text:span text:style-name="T22">P</text:span></text:p></draw:text-box></draw:frame><draw:path draw:style-name="gr17" draw:text-style-name="P24" svg:width="0.2cm" svg:height="0.15cm" svg:x="4.789cm" svg:y="2.529cm" svg:viewBox="0 0 201 151" svg:d="M0 151c98-50 201-151 201-151"><text:p/></draw:path><draw:path draw:style-name="gr12" draw:text-style-name="P24" svg:width="0.224cm" svg:height="0.084cm" svg:x="3.961cm" svg:y="3.062cm" svg:viewBox="0 0 225 85" svg:d="M0 85c165-49 225-85 225-85"><text:p/></draw:path><draw:path draw:style-name="gr12" draw:text-style-name="P24" svg:width="0.199cm" svg:height="0.116cm" svg:x="5.281cm" svg:y="3.398cm" svg:viewBox="0 0 200 117" svg:d="M0 117c162-68 200-117 200-117"><text:p/></draw:path><draw:path draw:style-name="gr12" draw:text-style-name="P24" svg:width="0.223cm" svg:height="0.177cm" svg:x="4.455cm" svg:y="3.842cm" svg:viewBox="0 0 224 178" svg:d="M0 178c54-45 224-178 224-178"><text:p/></draw:path><draw:frame draw:style-name="gr18" draw:text-style-name="P25" svg:width="1.214cm" svg:height="0.414cm" draw:transform="rotate (-0.198443935951756) translate (4.47851388888889cm 2.08668055555556cm)"><draw:text-box><text:p text:style-name="P21"><text:span text:style-name="T22">2,5 </text:span><text:span text:style-name="T22">cm</text:span></text:p></draw:text-box></draw:frame></draw:g><draw:g text:anchor-type="paragraph" draw:z-index="17" draw:name="Shape73_0" draw:style-name="gr1"><draw:frame draw:style-name="gr2" draw:text-style-name="P22" svg:width="1.214cm" svg:height="0.414cm" draw:transform="rotate (-0.286059464401871) translate (6.84918055555556cm 4.05870833333333cm)"><draw:text-box><text:p text:style-name="P21"><text:span text:style-name="T21">3,3 </text:span><text:span text:style-name="T21">cm</text:span></text:p></draw:text-box></draw:frame><draw:g draw:style-name="gr3"><draw:path draw:style-name="gr4" draw:text-style-name="P23" svg:width="1.669cm" svg:height="2.17cm" svg:x="6.857cm" svg:y="2.236cm" svg:viewBox="0 0 1670 2171" svg:d="M1147 2169c-362-79-949-275-949-275l-198-35 143-541 259-920 92-398 438 124c0 0 481 168 417 150-65-17 321 69 321 69l-151 389-203 917-163 522z"><text:p/></draw:path><draw:path draw:style-name="gr4" draw:text-style-name="P23" svg:width="0.281cm" svg:height="0.159cm" svg:x="7.787cm" svg:y="4.194cm" svg:viewBox="0 0 282 160" svg:d="M0 160c39-114 51-160 51-160 0 0 138 25 121 20s110 29 110 29"><text:p/></draw:path><draw:path draw:style-name="gr4" draw:text-style-name="P23" svg:width="0.16cm" svg:height="0.205cm" svg:x="6.909cm" svg:y="3.92cm" svg:viewBox="0 0 161 206" svg:d="M120 206c33-122 41-169 41-169l-65-18-96-19"><text:p/></draw:path><draw:path draw:style-name="gr4" draw:text-style-name="P23" svg:width="0.197cm" svg:height="0.192cm" svg:x="7.301cm" svg:y="2.277cm" svg:viewBox="0 0 198 193" svg:d="M0 146c63 23 151 47 151 47l37-140 10-53"><text:p/></draw:path><draw:path draw:style-name="gr4" draw:text-style-name="P23" svg:width="0.175cm" svg:height="0.234cm" svg:x="8.271cm" svg:y="2.54cm" svg:viewBox="0 0 176 235" svg:d="M176 235c-82-22-176-47-176-47l51-161 13-27"><text:p/></draw:path></draw:g><draw:frame draw:style-name="gr5" draw:text-style-name="P22" svg:width="0.269cm" svg:height="0.414cm" svg:x="7.101cm" svg:y="1.882cm"><draw:text-box><text:p text:style-name="P21"><text:span text:style-name="T21">N</text:span></text:p></draw:text-box></draw:frame><draw:frame draw:style-name="gr6" draw:text-style-name="P22" svg:width="0.251cm" svg:height="0.414cm" svg:x="8.586cm" svg:y="2.293cm"><draw:text-box><text:p text:style-name="P21"><text:span text:style-name="T21">C</text:span></text:p></draw:text-box></draw:frame><draw:frame draw:style-name="gr7" draw:text-style-name="P22" svg:width="0.207cm" svg:height="0.414cm" svg:x="8.027cm" svg:y="4.373cm"><draw:text-box><text:p text:style-name="P21"><text:span text:style-name="T21">F</text:span></text:p></draw:text-box></draw:frame><draw:frame draw:style-name="gr8" draw:text-style-name="P22" svg:width="0.228cm" svg:height="0.414cm" svg:x="6.572cm" svg:y="3.948cm"><draw:text-box><text:p text:style-name="P21"><text:span text:style-name="T21">S</text:span></text:p></draw:text-box></draw:frame><draw:frame draw:style-name="gr9" draw:text-style-name="P22" svg:width="1.064cm" svg:height="0.414cm" draw:transform="rotate (1.33465327900006) translate (6.60929166666667cm 3.56658333333333cm)"><draw:text-box><text:p text:style-name="P21"><text:span text:style-name="T21">5 </text:span><text:span text:style-name="T21">c</text:span><text:span text:style-name="T21">m</text:span></text:p></draw:text-box></draw:frame></draw:g><text:s/><text:span text:style-name="_5f_livret"><text:span text:style-name="T2">Donne la nature de chaque quadrilatère en justifiant puis calcule (sans calculatrice) son pé­rimètre et son aire (pose si nécessaire les opérations)</text:span></text:span></text:h>
        </text:list-item>
      </text:list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P11"><text:span text:style-name="_5f_livret"><text:span text:style-name="T12">P</text:span></text:span><text:span text:style-name="_5f_livret"><text:span text:style-name="T5">érimètre </text:span></text:span><text:span text:style-name="_5f_livret"><text:span text:style-name="T3">de </text:span></text:span><text:span text:style-name="_5f_livret"><text:span text:style-name="T4">RATP</text:span></text:span><text:span text:style-name="_5f_livret"><text:span text:style-name="T3"> :</text:span></text:span><text:span text:style-name="_5f_livret"> </text:span></text:p>
      <text:p text:style-name="P11"><text:span text:style-name="_5f_livret">…………………………………………………………………</text:span></text:p>
      <text:p text:style-name="P11"><text:span text:style-name="_5f_livret">…………………………………………………………………</text:span></text:p>
      <text:p text:style-name="P11"><text:span text:style-name="_5f_livret"><text:span text:style-name="T11">Aire de RATP :</text:span></text:span></text:p>
      <text:p text:style-name="P11"><text:span text:style-name="_5f_livret">…………………………………………………………………</text:span></text:p>
      <text:p text:style-name="P11"><text:span text:style-name="_5f_livret">…………………………………………………………………</text:span></text:p>
      <text:p text:style-name="P11"><text:span text:style-name="_5f_livret"><text:span text:style-name="T11">P</text:span></text:span><text:span text:style-name="_5f_livret"><text:span text:style-name="T5">érimètre </text:span></text:span><text:span text:style-name="_5f_livret"><text:span text:style-name="T3">de </text:span></text:span><text:span text:style-name="_5f_livret"><text:span text:style-name="T13">SNCF</text:span></text:span><text:span text:style-name="_5f_livret"><text:span text:style-name="T3"> :</text:span></text:span><text:span text:style-name="_5f_livret"> …………………………………………………………………</text:span></text:p>
      <text:p text:style-name="P11"><text:span text:style-name="_5f_livret">…………………………………………………………………</text:span></text:p>
      <text:p text:style-name="P11"><text:span text:style-name="_5f_livret"><text:span text:style-name="T11">Aire de </text:span></text:span><text:span text:style-name="_5f_livret"><text:span text:style-name="T13">SNCF</text:span></text:span><text:span text:style-name="_5f_livret"><text:span text:style-name="T11"> :</text:span></text:span></text:p>
      <text:p text:style-name="P11"><text:span text:style-name="_5f_livret">…………………………………………………………………</text:span></text:p>
      <text:p text:style-name="P11"><text:span text:style-name="_5f_livret">…………………………………………………………………</text:span></text:p>
      <text:list xml:id="list213110124117915" text:continue-numbering="true" text:style-name="_5f_Numérotation_20_des_20_exercices_20_livrets">
        <text:list-item>
          <text:h text:style-name="_5f_Titre_20_d_27_exercices_20_livret_20_sans_20_titre_20_avec_20_num_20_exo" text:outline-level="1"><draw:g text:anchor-type="paragraph" draw:z-index="8" draw:name="Shape26" draw:style-name="gr10"><draw:custom-shape draw:style-name="gr75" draw:text-style-name="P46" svg:width="2.251cm" svg:height="1.477cm" draw:transform="rotate (-1.08210413623648) translate (6.10658333333333cm 1.57591666666667cm)"><text:p/>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</draw:custom-shape><draw:frame draw:style-name="gr76" draw:text-style-name="P47" svg:width="0.465cm" svg:height="0.618cm" draw:transform="rotate (0.0151843644923507) translate (5.45218055555556cm 1.11654166666667cm)"><draw:text-box><text:p text:style-name="P21"><text:span text:style-name="T30">S</text:span></text:p></draw:text-box></draw:frame><draw:frame draw:style-name="gr76" draw:text-style-name="P47" svg:width="0.468cm" svg:height="0.618cm" draw:transform="rotate (-0.0113446401379627) translate (5.93019444444444cm 4.13102777777778cm)"><draw:text-box><text:p text:style-name="P21"><text:span text:style-name="T30">E</text:span></text:p></draw:text-box></draw:frame><draw:frame draw:style-name="gr77" draw:text-style-name="P47" svg:width="0.466cm" svg:height="0.618cm" draw:transform="rotate (0.00383972435438753) translate (7.16844444444445cm 1.95086111111111cm)"><draw:text-box><text:p text:style-name="P21"><text:span text:style-name="T30">K</text:span></text:p></draw:text-box></draw:frame><draw:frame draw:style-name="gr76" draw:text-style-name="P47" svg:width="1.378cm" svg:height="0.983cm" draw:transform="rotate (-0.504923752601959) translate (6.20359722222222cm 1.189625cm)"><draw:text-box><text:p text:style-name="P21"><text:span text:style-name="T30">35 </text:span><text:span text:style-name="T30">mm</text:span></text:p></draw:text-box></draw:frame><draw:frame draw:style-name="gr78" draw:text-style-name="P43" svg:width="1.648cm" svg:height="0.623cm" draw:transform="rotate (1.12242124195755) translate (6.25551388888889cm 3.99344444444444cm)"><draw:text-box><text:p text:style-name="P21"><text:span text:style-name="T28">12 cm</text:span></text:p></draw:text-box></draw:frame><draw:frame draw:style-name="gr79" draw:text-style-name="P43" svg:width="1.786cm" svg:height="0.994cm" draw:transform="rotate (-1.48370439712038) translate (6.00427777777778cm 1.95615277777778cm)"><draw:text-box><text:p text:style-name="P21"><text:span text:style-name="T28">12,5 </text:span><text:span text:style-name="T28">cm</text:span></text:p></draw:text-box></draw:frame><draw:custom-shape draw:style-name="gr80" draw:text-style-name="P48" svg:width="0.232cm" svg:height="0.225cm" draw:transform="rotate (-1.06953776562212) translate (7.05631944444444cm 2.173875cm)"><text:p/><draw:enhanced-geometry svg:viewBox="0 0 21600 21600" draw:mirror-horizontal="true" draw:type="rectangle" draw:enhanced-path="M 0 0 L 21600 0 21600 21600 0 21600 0 0 Z N"/></draw:custom-shape></draw:g><draw:g text:anchor-type="paragraph" draw:z-index="7" draw:name="Shape70" draw:style-name="gr10"><draw:custom-shape draw:style-name="gr81" draw:text-style-name="P46" svg:width="0.209cm" svg:height="0.211cm" draw:transform="skewX (0.00837758040957274) rotate (-0.565661210571363) translate (1.26823611111111cm 2.86102777777778cm)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style-name="gr82" draw:text-style-name="P46" svg:width="2.027cm" svg:height="1.329cm" draw:transform="skewX (0.00139626340159549) rotate (-0.565661210571363) translate (1.86795833333333cm 1.91734722222222cm)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<draw:frame draw:style-name="gr83" draw:text-style-name="P47" svg:width="0.421cm" svg:height="0.618cm" draw:transform="rotate (-0.0125663706143604) translate (1.57868055555556cm 1.38288888888889cm)"><draw:text-box><text:p text:style-name="P21"><text:span text:style-name="T30">G</text:span></text:p></draw:text-box></draw:frame><draw:frame draw:style-name="gr83" draw:text-style-name="P47" svg:width="0.419cm" svg:height="0.618cm" draw:transform="rotate (0.0211184839491314) translate (2.67405555555556cm 4.01108333333333cm)"><draw:text-box><text:p text:style-name="P21"><text:span text:style-name="T30">J</text:span></text:p></draw:text-box></draw:frame><draw:frame draw:style-name="gr83" draw:text-style-name="P47" svg:width="0.421cm" svg:height="0.618cm" draw:transform="rotate (-0.0167551608191457) translate (0.735541666666667cm 2.94393055555556cm)"><draw:text-box><text:p text:style-name="P21"><text:span text:style-name="T30">K</text:span></text:p></draw:text-box></draw:frame><draw:frame draw:style-name="gr84" draw:text-style-name="P47" svg:width="1.086cm" svg:height="0.983cm" draw:transform="rotate (1.01979588194029) translate (0.918986111111111cm 2.62995833333333cm)"><draw:text-box><text:p text:style-name="P21"><text:span text:style-name="T30">3 cm</text:span></text:p></draw:text-box></draw:frame><draw:frame draw:style-name="gr85" draw:text-style-name="P43" svg:width="1.292cm" svg:height="0.623cm" draw:transform="rotate (-0.56635934227216) translate (1.52929166666667cm 3.18558333333333cm)"><draw:text-box><text:p text:style-name="P21"><text:span text:style-name="T28">4</text:span><text:span text:style-name="T28"> </text:span><text:span text:style-name="T28">c</text:span><text:span text:style-name="T28">m</text:span></text:p></draw:text-box></draw:frame><draw:frame draw:style-name="gr86" draw:text-style-name="P43" svg:width="1.292cm" svg:height="0.623cm" draw:transform="rotate (-1.14912477951307) translate (2.43593055555556cm 2.14488888888889cm)"><draw:text-box><text:p text:style-name="P21"><text:span text:style-name="T28">5</text:span><text:span text:style-name="T28"> </text:span><text:span text:style-name="T28">c</text:span><text:span text:style-name="T28">m</text:span></text:p></draw:text-box></draw:frame></draw:g><draw:custom-shape draw:style-name="gr87" draw:text-style-name="P48" svg:width="0.257cm" svg:height="0.257cm" draw:transform="skewX (0.00698131700797731) rotate (-0.553094839957003) translate (1.29116666666667cm 2.83280555555556cm)"><text:p/><draw:enhanced-geometry svg:viewBox="0 0 21600 21600" draw:type="rectangle" draw:enhanced-path="M 0 0 L 21600 0 21600 21600 0 21600 0 0 Z N"/></draw:custom-shape></draw:g><text:span text:style-name="_5f_livret"><text:span text:style-name="T19">Calcule les aires de chacun des triangles rectangles suivants :</text:span></text:span></text:h>
        </text:list-item>
      </text:list>
      <text:section text:style-name="Sect1" text:name="Section2">
        <text:list xml:id="list4144568630" text:style-name="_5f_Numérotation_20_des_20_exercices_20_livrets">
          <text:list-item>
            <text:list>
              <text:list-item text:start-value="1">
                <text:p text:style-name="_5f_Paragraphe_20_énoncé_20_après_20_numéro_20_question"><text:span text:style-name="_5f_BVS"/></text:p>
              </text:list-item>
            </text:list>
          </text:list-item>
        </text:list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/>
        <text:list xml:id="list213111411427606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/>
              </text:list-item>
            </text:list>
          </text:list-item>
        </text:list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</text:section>
      <text:list xml:id="list213110955707717" text:continue-list="list213110124117915" text:style-name="_5f_Numérotation_20_des_20_exercices_20_livrets">
        <text:list-item>
          <text:list>
            <text:list-item>
              <text:p text:style-name="P14">………………………………………………………………</text:p>
            </text:list-item>
          </text:list>
        </text:list-item>
      </text:list>
      <text:list xml:id="list1632733742" text:style-name="L1">
        <text:list-header>
          <text:p text:style-name="P12">………………………………………………………………….</text:p>
        </text:list-header>
      </text:list>
      <text:list xml:id="list213111087571716" text:continue-list="list213110955707717" text:style-name="_5f_Numérotation_20_des_20_exercices_20_livrets">
        <text:list-item>
          <text:list>
            <text:list-item>
              <text:p text:style-name="P13">..…………………………………………………………….</text:p>
            </text:list-item>
          </text:list>
        </text:list-item>
      </text:list>
      <text:list xml:id="list213109732913506" text:continue-list="list1632733742" text:style-name="L1">
        <text:list-header>
          <text:p text:style-name="P12">………………………………………………………………….</text:p>
        </text:list-header>
      </text:list>
      <text:list xml:id="list213111525232939" text:continue-list="list213111087571716" text:style-name="_5f_Numérotation_20_des_20_exercices_20_livrets">
        <text:list-item>
          <text:h text:style-name="P19" text:outline-level="1"><draw:g text:anchor-type="paragraph" draw:z-index="6" draw:name="Shape5" draw:style-name="gr10"><draw:path draw:style-name="gr88" draw:text-style-name="P42" svg:width="3.873cm" svg:height="0.394cm" draw:transform="skewX (-0.000523598775598348) rotate (1.24878307980194) translate (5.17476388888885cm 5.92308333333345cm)" svg:viewBox="0 0 3874 395" svg:d="M0 0c230 16 385 133 617 111 148-15 391 7 537 31 155 26 290 19 443 63 140 40 1170 31 1296 95l981 95"><text:p/></draw:path><draw:path draw:style-name="gr88" draw:text-style-name="P42" svg:width="0.699cm" svg:height="1.399cm" svg:x="6.775cm" svg:y="2.372cm" svg:viewBox="0 0 700 1400" svg:d="M0 0c0 200 400 500 400 700s0 200 100 400c100 100 0 100 100 200l100 100"><text:p/></draw:path><draw:path draw:style-name="gr88" draw:text-style-name="P42" svg:width="3.094cm" svg:height="0.551cm" draw:transform="skewX (0.000872664625997115) rotate (0.594633676154468) translate (4.90328083376356cm 5.49119281764424cm)" svg:viewBox="0 0 3095 552" svg:d="M0 514c154 22 311 47 466 34 178-15 355-73 535-69 179 4 353-34 525-75 173-40 330-137 504-175 164-36 362 6 492-113 137-126 313-56 463-116l110 15"><text:p/></draw:path><draw:frame draw:style-name="gr89" draw:text-style-name="P43" svg:width="2.5cm" svg:height="0.9cm" draw:transform="rotate (1.18682389135614) translate (5.27402777777778cm 4.53672222222222cm)"><draw:text-box><text:p text:style-name="P32"><text:span text:style-name="T28">10 cm</text:span></text:p></draw:text-box></draw:frame><draw:frame draw:style-name="gr90" draw:text-style-name="P43" svg:width="1.731cm" svg:height="0.623cm" draw:transform="rotate (0.878598745453945) translate (6.03602777777778cm 5.22816666666667cm)"><draw:text-box><text:p text:style-name="P32"><text:span text:style-name="T28">7,5 cm</text:span></text:p></draw:text-box></draw:frame><draw:frame draw:style-name="gr91" draw:text-style-name="P45" svg:width="0.8cm" svg:height="0.787cm" svg:x="7.275cm" svg:y="3.572cm"><draw:text-box><text:p text:style-name="P44"><text:span text:style-name="T29">Y</text:span></text:p></draw:text-box></draw:frame><draw:frame draw:style-name="gr91" draw:text-style-name="P45" svg:width="0.9cm" svg:height="0.787cm" svg:x="6.274cm" svg:y="1.792cm"><draw:text-box><text:p text:style-name="P44"><text:span text:style-name="T29">G</text:span></text:p></draw:text-box></draw:frame><draw:frame draw:style-name="gr89" draw:text-style-name="P45" svg:width="2.5cm" svg:height="0.9cm" svg:x="4.574cm" svg:y="5.773cm"><draw:text-box><text:p text:style-name="P44"><text:span text:style-name="T29">R</text:span></text:p></draw:text-box></draw:frame><draw:path draw:style-name="gr92" draw:text-style-name="P42" svg:width="0.734cm" svg:height="1.212cm" draw:transform="rotate (0.245393292830403) translate (6.77476388888901cm 2.37308333333337cm)" svg:viewBox="0 0 735 1213" svg:d="M0 0c71 13 383 462 373 539-8 76 30 149 73 209 46 66 96 130 142 197 29 41 60 84 76 134l31 44 40 59-7 31"><text:p/></draw:path><draw:line draw:style-name="gr73" draw:text-style-name="P42" svg:x1="7.634cm" svg:y1="3.213cm" svg:x2="7.777cm" svg:y2="3.074cm"><text:p/></draw:line><draw:line draw:style-name="gr73" draw:text-style-name="P42" svg:x1="7.933cm" svg:y1="3.236cm" svg:x2="7.775cm" svg:y2="3.074cm"><text:p/></draw:line><draw:frame draw:style-name="gr93" draw:text-style-name="P43" svg:width="1.604cm" svg:height="0.625cm" draw:transform="rotate (-0.729373094408431) translate (7.191375cm 1.83797222222222cm)"><draw:text-box><text:p text:style-name="P32"><text:span text:style-name="T28">2,8 cm</text:span></text:p></draw:text-box></draw:frame><draw:path draw:style-name="gr94" draw:text-style-name="P42" svg:width="0.479cm" svg:height="0.612cm" svg:x="7.471cm" svg:y="3.144cm" svg:viewBox="0 0 480 613" svg:d="M0 613c67-92 149-91 206-186 26-44 51-181 100-200 41-16 29-26 65-51 43-31 53-89 76-135l15-26 18-15"><text:p/></draw:path><draw:frame draw:style-name="gr95" draw:text-style-name="P43" svg:width="1.604cm" svg:height="0.902cm" draw:transform="rotate (-1.07320295705131) translate (6.85623611111111cm 2.51883333333333cm)"><draw:text-box><text:p text:style-name="P32"><text:span text:style-name="T28">3,5 cm</text:span></text:p></draw:text-box></draw:frame></draw:g><text:span text:style-name="T14"><text:s/></text:span><text:span text:style-name="_5f_livret"><text:span text:style-name="T16">Les deux triangles quelconques ci-dessous sont tracés à main levée. </text:span></text:span><text:span text:style-name="_5f_livret"><text:span text:style-name="T17">Dans chaque cas, c</text:span></text:span><text:span text:style-name="_5f_livret"><text:span text:style-name="T16">alcule leur </text:span></text:span><text:span text:style-name="_5f_livret"><text:span text:style-name="T18">aire et leur périmètre</text:span></text:span><text:span text:style-name="_5f_livret"><text:span text:style-name="T16">.</text:span></text:span></text:h>
        </text:list-item>
      </text:list>
      <text:p text:style-name="_5f_Paragraphe_20_livret_20_"><draw:g text:anchor-type="paragraph" draw:z-index="9" draw:name="Shape71" draw:style-name="gr10"><draw:path draw:style-name="gr67" draw:text-style-name="P42" svg:width="2.353cm" svg:height="0.218cm" draw:transform="skewX (0.0130899693899574) rotate (1.25506626510912) translate (0.711395373855294cm 3.55833471468065cm)" svg:viewBox="0 0 2354 219" svg:d="M0 185c349 23 696 53 1048 19 223-22 462-189 683-154 235 35 407 2 623-50"><text:p/></draw:path><draw:path draw:style-name="gr67" draw:text-style-name="P42" svg:width="2.686cm" svg:height="0.972cm" svg:x="1.442cm" svg:y="0.349cm" svg:viewBox="0 0 2687 973" svg:d="M0 973c216 0 674-276 884-303 204-26 682-335 886-305 191 29 525-297 718-290l199-75-54 20"><text:p/></draw:path><draw:path draw:style-name="gr67" draw:text-style-name="P42" svg:width="4.47cm" svg:height="0.903cm" draw:transform="skewX (0.0291469985083052) rotate (0.608596310170423) translate (0.444915412526525cm 2.90103619976465cm)" svg:viewBox="0 0 4471 904" svg:d="M0 850c230 31 463 69 694 47 265-21 528-108 797-102 266 6 526-50 782-112 258-62 492-210 751-266 245-55 539 9 732-171 203-188 467-84 689-174l26-72"><text:p/></draw:path><draw:frame draw:style-name="gr68" draw:text-style-name="P43" svg:width="2.553cm" svg:height="1.348cm" draw:transform="rotate (0.801106126665397) translate (2.02494444444444cm 2.67581944444444cm)"><draw:text-box><text:p text:style-name="P32"><text:span text:style-name="T28">11,2 cm</text:span></text:p></draw:text-box></draw:frame><draw:frame draw:style-name="gr69" draw:text-style-name="P43" svg:width="2.483cm" svg:height="1.474cm" draw:transform="rotate (1.34652151791363) translate (0.575027777777778cm 3.06211111111111cm)"><draw:text-box><text:p text:style-name="P32"><text:span text:style-name="T28">5 cm</text:span></text:p></draw:text-box></draw:frame><draw:frame draw:style-name="gr70" draw:text-style-name="P43" svg:width="2.366cm" svg:height="1.512cm" draw:transform="rotate (0.287281194878267) translate (1.59102777777778cm 0.545041666666667cm)"><draw:text-box><text:p text:style-name="P32"><text:span text:style-name="T28">7,8 cm</text:span></text:p></draw:text-box></draw:frame><draw:frame draw:style-name="gr71" draw:text-style-name="P45" svg:width="0.892cm" svg:height="1.37cm" svg:x="1cm" svg:y="0.626cm"><draw:text-box><text:p text:style-name="P44"><text:span text:style-name="T29">L</text:span></text:p></draw:text-box></draw:frame><draw:frame draw:style-name="gr72" draw:text-style-name="P45" svg:width="3.689cm" svg:height="1.368cm" svg:x="0.24cm" svg:y="3.39cm"><draw:text-box><text:p text:style-name="P44"><text:span text:style-name="T29">K</text:span></text:p></draw:text-box></draw:frame><draw:path draw:style-name="gr67" draw:text-style-name="P42" svg:width="0.732cm" svg:height="1.301cm" draw:transform="skewX (0.0197222205475359) rotate (0.257959663444762) translate (1.44228045406277cm 1.32086858053809cm)" svg:viewBox="0 0 733 1302" svg:d="M0 0c105 20 177 132 164 249-13 116 43 227 106 319 68 101 143 200 210 299 43 64 52 95 75 173l83 101 59 88 36 73"><text:p/></draw:path><draw:line draw:style-name="gr73" draw:text-style-name="P42" svg:x1="2.226cm" svg:y1="2.211cm" svg:x2="2.437cm" svg:y2="2cm"><text:p/></draw:line><draw:line draw:style-name="gr73" draw:text-style-name="P42" svg:x1="2.669cm" svg:y1="2.209cm" svg:x2="2.436cm" svg:y2="1.963cm"><text:p/></draw:line><draw:frame draw:style-name="gr74" draw:text-style-name="P43" svg:width="1.796cm" svg:height="1.541cm" draw:transform="rotate (-0.744382925975582) translate (1.79740277777778cm 0.947208333333333cm)"><draw:text-box><text:p text:style-name="P32"><text:span text:style-name="T28">3 cm</text:span></text:p></draw:text-box></draw:frame><draw:frame draw:style-name="gr71" draw:text-style-name="P45" svg:width="1.35cm" svg:height="1.37cm" svg:x="4.129cm" svg:y="-0.047cm"><draw:text-box><text:p text:style-name="P44"><text:span text:style-name="T29">M</text:span></text:p></draw:text-box></draw:frame></draw:g></text:p>
      <text:p text:style-name="_5f_Paragraphe_20_livret_20_"><draw:line text:anchor-type="paragraph" draw:z-index="10" draw:name="Shape4" draw:style-name="gr66" draw:text-style-name="P26" svg:x1="3.47cm" svg:y1="1.268cm" svg:x2="4.428cm" svg:y2="0.213cm"><text:p/></draw:line></text:p>
      <text:p text:style-name="_5f_Paragraphe_20_livret_20_"/>
      <text:p text:style-name="_5f_Paragraphe_20_livret_20_"/>
      <text:p text:style-name="_5f_Paragraphe_20_livret_20_"/>
      <text:p text:style-name="_5f_Paragraphe_20_livret_20_"><draw:line text:anchor-type="paragraph" draw:z-index="11" draw:name="Shape6" draw:style-name="gr65" draw:text-style-name="P26" svg:x1="2.374cm" svg:y1="0.18cm" svg:x2="1.097cm" svg:y2="1.432cm"><text:p/></draw:line></text:p>
      <text:p text:style-name="_5f_Paragraphe_20_livret_20_"/>
      <text:p text:style-name="_5f_Paragraphe_20_livret_20_"/>
      <text:p text:style-name="P6"><text:span text:style-name="_5f_livret"><text:span text:style-name="T9">Périmètre</text:span></text:span><text:span text:style-name="_5f_livret"><text:span text:style-name="T8"> de KLM :</text:span></text:span><text:span text:style-name="_5f_livret"><text:span text:style-name="T20"> …………………………………………………………………</text:span></text:span></text:p>
      <text:p text:style-name="P6">…………………………………………………………………</text:p>
      <text:p text:style-name="P6">………………………………………………………………...</text:p>
      <text:p text:style-name="P5"><text:span text:style-name="_5f_livret"><text:span text:style-name="T10">Aire de </text:span></text:span><text:span text:style-name="_5f_livret"><text:span text:style-name="T9">KLM</text:span></text:span><text:span text:style-name="_5f_livret"><text:span text:style-name="T10"> :</text:span></text:span><text:span text:style-name="_5f_livret"><text:span text:style-name="T6"> </text:span></text:span><text:span text:style-name="T15">…………………………………………………………………</text:span></text:p>
      <text:p text:style-name="P7">…………………………………………………………………</text:p>
      <text:p text:style-name="P8">…………………………………………………………………</text:p>
      <text:p text:style-name="P5"><text:span text:style-name="_5f_livret"><text:span text:style-name="T7">Périmètre</text:span></text:span><text:span text:style-name="_5f_livret"><text:span text:style-name="T3"> de </text:span></text:span><text:span text:style-name="_5f_livret"><text:span text:style-name="T7">GYR</text:span></text:span><text:span text:style-name="_5f_livret"><text:span text:style-name="T3"> :</text:span></text:span><text:span text:style-name="_5f_livret"> </text:span>…………………………………………………………………</text:p>
      <text:p text:style-name="P6">…………………………………………………………………</text:p>
      <text:p text:style-name="P6">………………………………………………………………...</text:p>
      <text:p text:style-name="P3"><text:span text:style-name="_5f_livret"><text:span text:style-name="T3">Aire de GYR :</text:span></text:span><text:span text:style-name="_5f_livret"> </text:span>…………………………………………………………………</text:p>
      <text:p text:style-name="P4">………………………………………………………………...</text:p>
      <text:p text:style-name="P4">…………………………………………………………………</text:p>
      <text:list xml:id="list213111360334438" text:continue-numbering="true" text:style-name="_5f_Numérotation_20_des_20_exercices_20_livrets">
        <text:list-item>
          <text:h text:style-name="_5f_Titre_20_d_27_exercices_20_livret_20_sans_20_titre_20_avec_20_num_20_exo" text:outline-level="1"><draw:g text:anchor-type="paragraph" draw:z-index="12" draw:name="DrawObject1" draw:style-name="gr22"><draw:polygon draw:style-name="gr23" draw:text-style-name="P30" svg:width="2.972cm" svg:height="2.492cm" svg:x="1.455cm" svg:y="2.415cm" svg:viewBox="0 0 2973 2493" draw:points="995,0 0,2481 2915,2493 2880,2493 2973,2493"><text:p/></draw:polygon><draw:line draw:style-name="gr24" draw:text-style-name="P31" svg:x1="1.449cm" svg:y1="4.897cm" svg:x2="4.433cm" svg:y2="4.897cm"><text:p/></draw:line><draw:line draw:style-name="gr25" draw:text-style-name="P31" svg:x1="1.449cm" svg:y1="4.897cm" svg:x2="2.445cm" svg:y2="2.407cm"><text:p/></draw:line><draw:line draw:style-name="gr26" draw:text-style-name="P31" svg:x1="2.445cm" svg:y1="2.415cm" svg:x2="4.433cm" svg:y2="4.9cm"><text:p/></draw:line><draw:line draw:style-name="gr27" draw:text-style-name="P31" svg:x1="2.445cm" svg:y1="4.897cm" svg:x2="2.445cm" svg:y2="2.417cm"><text:p/></draw:line><draw:frame draw:style-name="gr28" draw:text-style-name="P33" svg:width="1.479cm" svg:height="0.583cm" svg:x="2.723cm" svg:y="4.794cm"><draw:text-box><text:p text:style-name="P32"><text:span text:style-name="T24">4,3 cm</text:span></text:p></draw:text-box></draw:frame><draw:frame draw:style-name="gr29" draw:text-style-name="P33" svg:width="1.211cm" svg:height="0.585cm" svg:x="1.256cm" svg:y="4.779cm"><draw:text-box><text:p text:style-name="P32"><text:span text:style-name="T24">2 </text:span><text:span text:style-name="T24">c</text:span><text:span text:style-name="T24">m</text:span></text:p></draw:text-box></draw:frame><draw:frame draw:style-name="gr30" draw:text-style-name="P33" svg:width="1.481cm" svg:height="0.585cm" draw:transform="rotate (1.5707963267949) translate (2.38654166666667cm 4.5085cm)"><draw:text-box><text:p text:style-name="P32"><text:span text:style-name="T24">5,</text:span><text:span text:style-name="T24">2 </text:span><text:span text:style-name="T24">c</text:span><text:span text:style-name="T24">m</text:span></text:p></draw:text-box></draw:frame><draw:g draw:style-name="gr3"><draw:line draw:style-name="gr31" draw:text-style-name="P34" svg:x1="2.445cm" svg:y1="4.708cm" svg:x2="2.645cm" svg:y2="4.708cm"><text:p/></draw:line><draw:line draw:style-name="gr32" draw:text-style-name="P34" svg:x1="2.636cm" svg:y1="4.701cm" svg:x2="2.636cm" svg:y2="4.901cm"><text:p/></draw:line></draw:g><draw:frame draw:style-name="gr33" draw:text-style-name="P35" svg:width="0.532cm" svg:height="0.625cm" svg:x="0.956cm" svg:y="4.567cm"><draw:text-box><text:p text:style-name="P32"><text:span text:style-name="T25">M</text:span></text:p></draw:text-box></draw:frame><draw:frame draw:style-name="gr34" draw:text-style-name="P35" svg:width="0.757cm" svg:height="0.625cm" svg:x="2.044cm" svg:y="1.824cm"><draw:text-box><text:p text:style-name="P32"><text:span text:style-name="T25">O</text:span></text:p></draw:text-box></draw:frame><draw:frame draw:style-name="gr35" draw:text-style-name="P35" svg:width="0.75cm" svg:height="0.625cm" svg:x="2.152cm" svg:y="4.779cm"><draw:text-box><text:p text:style-name="P32"><text:span text:style-name="T25">H</text:span></text:p></draw:text-box></draw:frame><draw:frame draw:style-name="gr36" draw:text-style-name="P35" svg:width="0.743cm" svg:height="0.625cm" svg:x="4.269cm" svg:y="4.567cm"><draw:text-box><text:p text:style-name="P32"><text:span text:style-name="T25">N</text:span></text:p></draw:text-box></draw:frame><draw:polygon draw:style-name="gr37" draw:text-style-name="P36" svg:width="3.136cm" svg:height="3.195cm" svg:x="5.385cm" svg:y="2.513cm" svg:viewBox="0 0 3137 3196" draw:points="1088,0 0,3196 3137,2704"><text:p/></draw:polygon><draw:line draw:style-name="gr38" draw:text-style-name="P34" svg:x1="5.372cm" svg:y1="5.721cm" svg:x2="6.479cm" svg:y2="2.507cm"><text:p/></draw:line><draw:line draw:style-name="gr39" draw:text-style-name="P34" svg:x1="6.476cm" svg:y1="2.507cm" svg:x2="8.529cm" svg:y2="5.217cm"><text:p/></draw:line><draw:line draw:style-name="gr40" draw:text-style-name="P34" svg:x1="8.529cm" svg:y1="5.21cm" svg:x2="5.369cm" svg:y2="5.714cm"><text:p/></draw:line><draw:line draw:style-name="gr41" draw:text-style-name="P34" svg:x1="6.105cm" svg:y1="4.007cm" svg:x2="5.767cm" svg:y2="4.073cm"><text:p/></draw:line><draw:line draw:style-name="gr42" draw:text-style-name="P34" svg:x1="6.067cm" svg:y1="4.107cm" svg:x2="5.729cm" svg:y2="4.173cm"><text:p/></draw:line><draw:frame draw:style-name="gr43" draw:text-style-name="P33" svg:width="1.391cm" svg:height="0.583cm" draw:transform="rotate (-0.917694120698619) translate (7.56179166666667cm 2.99861111111111cm)"><draw:text-box><text:p text:style-name="P32"><text:span text:style-name="T24">1</text:span><text:span text:style-name="T24">7</text:span><text:span text:style-name="T24"> </text:span><text:span text:style-name="T24">c</text:span><text:span text:style-name="T24">m</text:span></text:p></draw:text-box></draw:frame><draw:frame draw:style-name="gr44" draw:text-style-name="P33" svg:width="1.391cm" svg:height="0.583cm" draw:transform="rotate (0.16301375213627) translate (6.33765277777778cm 5.52726388888889cm)"><draw:text-box><text:p text:style-name="P32"><text:span text:style-name="T24">1</text:span><text:span text:style-name="T24">6</text:span><text:span text:style-name="T24"> </text:span><text:span text:style-name="T24">c</text:span><text:span text:style-name="T24">m</text:span></text:p></draw:text-box></draw:frame><draw:frame draw:style-name="gr45" draw:text-style-name="P35" svg:width="0.75cm" svg:height="0.625cm" svg:x="4.805cm" svg:y="5.403cm"><draw:text-box><text:p text:style-name="P32"><text:span text:style-name="T25">D</text:span></text:p></draw:text-box></draw:frame><draw:frame draw:style-name="gr46" draw:text-style-name="P35" svg:width="0.689cm" svg:height="0.625cm" svg:x="6.212cm" svg:y="2.048cm"><draw:text-box><text:p text:style-name="P32"><text:span text:style-name="T25">F</text:span></text:p></draw:text-box></draw:frame><draw:g draw:style-name="gr3"><draw:line draw:style-name="gr47" draw:text-style-name="P34" svg:x1="6.929cm" svg:y1="5.297cm" svg:x2="7.094cm" svg:y2="5.27cm"><text:p/></draw:line><draw:line draw:style-name="gr48" draw:text-style-name="P34" svg:x1="7.114cm" svg:y1="5.442cm" svg:x2="7.087cm" svg:y2="5.277cm"><text:p/></draw:line></draw:g><draw:line draw:style-name="gr49" draw:text-style-name="P34" svg:x1="6.476cm" svg:y1="2.507cm" svg:x2="6.949cm" svg:y2="5.469cm"><text:p/></draw:line><draw:frame draw:style-name="gr50" draw:text-style-name="P33" svg:width="1.392cm" svg:height="0.583cm" draw:transform="rotate (-1.39748513207186) translate (7.127875cm 3.35315277777778cm)"><draw:text-box><text:p text:style-name="P32"><text:span text:style-name="T24">15 cm</text:span></text:p></draw:text-box></draw:frame><draw:line draw:style-name="gr51" draw:text-style-name="P34" svg:x1="7.665cm" svg:y1="3.807cm" svg:x2="7.327cm" svg:y2="3.873cm"><text:p/></draw:line><draw:line draw:style-name="gr52" draw:text-style-name="P34" svg:x1="7.736cm" svg:y1="3.887cm" svg:x2="7.398cm" svg:y2="3.953cm"><text:p/></draw:line><draw:line draw:style-name="gr53" draw:text-style-name="P34" svg:x1="8.545cm" svg:y1="5.307cm" svg:x2="5.385cm" svg:y2="5.811cm"><text:p/></draw:line><draw:frame draw:style-name="gr54" draw:text-style-name="P35" svg:width="0.706cm" svg:height="0.625cm" svg:x="8.403cm" svg:y="4.904cm"><draw:text-box><text:p text:style-name="P32"><text:span text:style-name="T25">E</text:span></text:p></draw:text-box></draw:frame><draw:polygon draw:style-name="gr55" draw:text-style-name="P37" svg:width="4.343cm" svg:height="1.21cm" draw:transform="skewX (0.00174532925199433) rotate (-0.248185819633594) translate (2.49756973832612cm 5.62472783695573cm)" svg:viewBox="0 0 4344 1211" draw:points="0,511 1512,1211 4344,0"><text:p/></draw:polygon><draw:frame draw:style-name="gr56" draw:text-style-name="P38" svg:width="0.212cm" svg:height="0.376cm" svg:x="3.551cm" svg:y="7.23cm"><draw:text-box><text:p text:style-name="P32"><text:span text:style-name="T26">K</text:span></text:p></draw:text-box></draw:frame><draw:frame draw:style-name="gr57" draw:text-style-name="P38" svg:width="0.198cm" svg:height="0.375cm" svg:x="6.823cm" svg:y="6.539cm"><draw:text-box><text:p text:style-name="P32"><text:span text:style-name="T26">L</text:span></text:p></draw:text-box></draw:frame><draw:line draw:style-name="gr58" draw:text-style-name="P39" svg:x1="3.666cm" svg:y1="7.171cm" svg:x2="6.712cm" svg:y2="6.696cm"><text:p/></draw:line><draw:frame draw:style-name="gr59" draw:text-style-name="P38" svg:width="0.1cm" svg:height="0.375cm" svg:x="2.39cm" svg:y="5.71cm"><draw:text-box><text:p text:style-name="P32"><text:span text:style-name="T26">J</text:span></text:p></draw:text-box></draw:frame><draw:line draw:style-name="gr58" draw:text-style-name="P39" svg:x1="3.666cm" svg:y1="7.171cm" svg:x2="2.372cm" svg:y2="6.123cm"><text:p/></draw:line><draw:line draw:style-name="gr58" draw:text-style-name="P39" svg:x1="2.372cm" svg:y1="6.123cm" svg:x2="6.712cm" svg:y2="6.696cm"><text:p/></draw:line><draw:line draw:style-name="gr60" draw:text-style-name="P39" svg:x1="2.018cm" svg:y1="7.428cm" svg:x2="6.712cm" svg:y2="6.696cm"><text:p/></draw:line><draw:polyline draw:style-name="gr58" draw:text-style-name="P39" svg:width="0.177cm" svg:height="0.348cm" draw:transform="rotate (-2.14692951287823) translate (2.89878994555547cm 7.14476332033968cm)" svg:viewBox="0 0 178 349" draw:points="171,349 0,169 178,0"><text:p/></draw:polyline><draw:line draw:style-name="gr60" draw:text-style-name="P39" svg:x1="2.372cm" svg:y1="6.123cm" svg:x2="2.563cm" svg:y2="7.353cm"><text:p/></draw:line><draw:frame draw:style-name="gr61" draw:text-style-name="P38" svg:width="0.279cm" svg:height="0.375cm" svg:x="2.422cm" svg:y="7.366cm"><draw:text-box><text:p text:style-name="P32"><text:span text:style-name="T26">M</text:span></text:p></draw:text-box></draw:frame><draw:frame draw:style-name="gr62" draw:text-style-name="P41" svg:width="1.211cm" svg:height="0.585cm" draw:transform="rotate (1.73922059961235) translate (2.05316666666667cm 7.39775cm)"><draw:text-box><text:p text:style-name="P40"><text:span text:style-name="T27">2 </text:span><text:span text:style-name="T27">c</text:span><text:span text:style-name="T27">m</text:span></text:p></draw:text-box></draw:frame><draw:frame draw:style-name="gr63" draw:text-style-name="P41" svg:width="1.479cm" svg:height="0.583cm" draw:transform="rotate (-0.689055988687361) translate (2.89277777777778cm 5.97252777777778cm)"><draw:text-box><text:p text:style-name="P40"><text:span text:style-name="T27">2,7 cm</text:span></text:p></draw:text-box></draw:frame><draw:frame draw:style-name="gr64" draw:text-style-name="P41" svg:width="1.211cm" svg:height="0.583cm" draw:transform="rotate (0.161093889959077) translate (4.51202777777778cm 6.96206944444444cm)"><draw:text-box><text:p text:style-name="P40"><text:span text:style-name="T27">5</text:span><text:span text:style-name="T27"> </text:span><text:span text:style-name="T27">c</text:span><text:span text:style-name="T27">m</text:span></text:p></draw:text-box></draw:frame><draw:frame draw:style-name="gr63" draw:text-style-name="P41" svg:width="1.479cm" svg:height="0.583cm" draw:transform="rotate (-0.130376095123977) translate (3.81176388888889cm 5.84376388888889cm)"><draw:text-box><text:p text:style-name="P40"><text:span text:style-name="T27">7,1 </text:span><text:span text:style-name="T27">cm</text:span></text:p></draw:text-box></draw:frame></draw:g>Calcule l'aire de chaque triangle.<text:line-break/>(Attention, les triangles ne sont pas dessinés en vraie grandeur.)</text:h>
        </text:list-item>
      </text:list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_5f_Paragraphe_20_livret_20_"><text:span text:style-name="_5f_livret"/></text:p>
      <text:p text:style-name="FILET_5f_POINTILLES"><text:span text:style-name="_5f_livret">…………………………………………………………………</text:span></text:p>
      <text:p text:style-name="P10"><text:span text:style-name="_5f_livret">…………………………………………………………………</text:span></text:p>
      <text:p text:style-name="P9"><text:span text:style-name="_5f_livret">…………………………………………………………………</text:span></text:p>
      <text:p text:style-name="P10"><text:span text:style-name="_5f_livret">…………………………………………………………………</text:span></text:p>
      <text:p text:style-name="P9"><text:span text:style-name="_5f_livret">…………………………………………………………………</text:span></text:p>
      <text:p text:style-name="P10"><text:span text:style-name="_5f_livret">…………………………………………………………………</text:span></text:p>
      <text:p text:style-name="P9"><text:span text:style-name="_5f_livret">…………………………………………………………………</text:span></text:p>
      <text:p text:style-name="P10"><text:span text:style-name="_5f_livret">…………………………………………………………………</text:span></text:p>
      <text:p text:style-name="P9"><text:span text:style-name="_5f_livret">…………………………………………………………………</text:span></text:p>
      <text:p text:style-name="P10"><text:span text:style-name="_5f_livret">………………………………………………………………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5f_pointillés_20_gris" style:display-name="_pointillés gris" style:family="text">
      <style:text-properties fo:color="#b2b2b2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Character_5f_20_5f_style" style:display-name="Character_20_style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ffed03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</text:span><text:span text:style-name="MT1">ri</text:span><text:span text:style-name="MT1">e </text:span><text:span text:style-name="MT1">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</text:span><text:span text:style-name="MT1">ri</text:span><text:span text:style-name="MT1">e </text:span><text:span text:style-name="MT1">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MP6"><text:span text:style-name="MT2"><text:s text:c="15"/>Aires</text:span> : <text:span text:style-name="MT2">Calculer une aire</text:span></text:p>
      </style:header>
      <style:footer>
        <text:h text:style-name="MP7" text:outline-level="1"><text:span text:style-name="MT2">Aires</text:span> : <text:span text:style-name="MT2">Calculer une aire</text:span>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6"><text:span text:style-name="MT2"><text:s text:c="14"/>Aires </text:span>: <text:span text:style-name="MT2">Calculer une aire</text:span> </text:p>
      </style:header>
      <style:footer>
        <text:h text:style-name="MP8" text:outline-level="1"><text:span text:style-name="MT2">Aires </text:span>: <text:span text:style-name="MT2">Calculer une aire</text:span>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3H38M30S</meta:editing-duration>
    <meta:editing-cycles>197</meta:editing-cycles>
    <meta:generator>LibreOffice/7.0.0.3$Linux_X86_64 LibreOffice_project/8061b3e9204bef6b321a21033174034a5e2ea88e</meta:generator>
    <dc:date>2021-01-21T21:31:09.171405973</dc:date>
    <meta:document-statistic meta:table-count="0" meta:image-count="0" meta:object-count="0" meta:page-count="1" meta:paragraph-count="52" meta:word-count="171" meta:character-count="1709" meta:non-whitespace-character-count="1454"/>
    <meta:template xlink:type="simple" xlink:actuate="onRequest" xlink:title="cahier_M" xlink:href="../cahier_M.ott" meta:date="2020-12-21T12:40:50.778118149"/>
  </office:meta>
</office:document-meta>
</file>